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A000017F8000021145095C476B0817A6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 officeooo:paragraph-rsid="00505ade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officeooo:paragraph-rsid="0031b8ff" style:font-size-asian="25pt" style:font-size-complex="25pt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officeooo:paragraph-rsid="002c20c5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style:font-size-asian="20pt" style:font-size-complex="20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officeooo:paragraph-rsid="002d44f0" style:font-size-asian="20pt" style:font-size-complex="20pt"/>
    </style:style>
    <style:style style:name="P11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officeooo:paragraph-rsid="002c20c5" style:font-size-asian="25pt" style:font-size-complex="25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3" fo:font-size="25pt" style:font-size-asian="25pt" style:font-size-complex="25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style:font-name="Calibri3" fo:font-size="20pt" style:font-size-asian="20pt" style:font-size-complex="20pt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style:font-name="Calibri3" fo:font-size="20pt" officeooo:paragraph-rsid="002dbe78" style:font-size-asian="20pt" style:font-size-complex="20pt"/>
    </style:style>
    <style:style style:name="P15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style:font-name="Calibri3" fo:font-size="20pt" fo:language="en" fo:country="US" style:font-size-asian="20pt" style:font-size-complex="20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fo:color="#ff0000" style:font-name="Calibri3" fo:font-size="20pt" style:font-size-asian="20pt" style:font-size-complex="2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3" fo:font-size="22pt" style:font-size-asian="22pt" style:font-size-complex="2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fo:font-weight="bold" style:font-size-asian="25pt" style:font-size-complex="25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0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21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22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officeooo:paragraph-rsid="002ad057" style:font-size-asian="25pt" style:font-size-complex="25pt"/>
    </style:style>
    <style:style style:name="P2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officeooo:paragraph-rsid="0034d83a" style:font-size-asian="25pt" style:font-size-complex="25pt"/>
    </style:style>
    <style:style style:name="P24" style:family="paragraph" style:parent-style-name="Text_20_body">
      <style:text-properties style:font-name="Calibri" fo:font-size="25pt" style:font-size-asian="21.8500003814697pt" style:font-size-complex="25pt"/>
    </style:style>
    <style:style style:name="P25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fo:color="#ff0000" style:font-name="Calibri3" fo:font-size="20pt" fo:background-color="#ffff00" style:font-size-asian="20pt" style:font-size-complex="20pt"/>
    </style:style>
    <style:style style:name="P26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page">
        <style:tab-stops/>
      </style:paragraph-properties>
      <style:text-properties style:font-name="Calibri3" fo:font-size="20pt" fo:language="en" fo:country="US" officeooo:rsid="005870f5" officeooo:paragraph-rsid="005870f5" fo:background-color="#ffff00" style:font-size-asian="20pt" style:font-size-complex="20pt"/>
    </style:style>
    <style:style style:name="P27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officeooo:rsid="0017c007" officeooo:paragraph-rsid="005c98c8" style:font-size-asian="10pt" style:font-size-complex="10pt"/>
    </style:style>
    <style:style style:name="P28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fo:font-style="italic" officeooo:rsid="00336783" officeooo:paragraph-rsid="0053adf2" fo:background-color="#ffff00" style:font-size-asian="25pt" style:font-style-asian="italic" style:font-size-complex="25pt" style:font-style-complex="itali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officeooo:rsid="0017c007" style:font-size-asian="25pt" style:font-size-complex="25pt"/>
    </style:style>
    <style:style style:name="P30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3" fo:font-size="25pt" style:font-size-asian="25pt" style:font-size-complex="25pt"/>
    </style:style>
    <style:style style:name="P32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officeooo:paragraph-rsid="0053f486" style:font-size-asian="25pt" style:font-size-complex="25pt"/>
    </style:style>
    <style:style style:name="P3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580065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officeooo:paragraph-rsid="0059071b" style:font-size-asian="25pt" style:font-size-complex="25pt"/>
    </style:style>
    <style:style style:name="P35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36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d83a"/>
    </style:style>
    <style:style style:name="T4" style:family="text">
      <style:text-properties fo:letter-spacing="0.074cm"/>
    </style:style>
    <style:style style:name="T5" style:family="text">
      <style:text-properties fo:letter-spacing="0.071cm"/>
    </style:style>
    <style:style style:name="T6" style:family="text">
      <style:text-properties fo:letter-spacing="0.058cm"/>
    </style:style>
    <style:style style:name="T7" style:family="text">
      <style:text-properties fo:letter-spacing="0.049cm"/>
    </style:style>
    <style:style style:name="T8" style:family="text">
      <style:text-properties fo:letter-spacing="0.049cm" fo:font-weight="bold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fo:letter-spacing="0.041cm" fo:font-weight="bold"/>
    </style:style>
    <style:style style:name="T12" style:family="text">
      <style:text-properties fo:letter-spacing="0.051cm" fo:font-weight="bold"/>
    </style:style>
    <style:style style:name="T13" style:family="text">
      <style:text-properties fo:letter-spacing="0.053cm" fo:font-weight="bold"/>
    </style:style>
    <style:style style:name="T14" style:family="text">
      <style:text-properties fo:letter-spacing="0.053cm" fo:font-weight="bold" officeooo:rsid="001cb163"/>
    </style:style>
    <style:style style:name="T15" style:family="text">
      <style:text-properties fo:letter-spacing="0.053cm" fo:font-weight="bold" officeooo:rsid="001df1f1"/>
    </style:style>
    <style:style style:name="T16" style:family="text">
      <style:text-properties fo:letter-spacing="0.053cm" fo:font-weight="bold" officeooo:rsid="0058c47c"/>
    </style:style>
    <style:style style:name="T17" style:family="text">
      <style:text-properties fo:letter-spacing="0.053cm" fo:font-weight="bold" officeooo:rsid="0059071b"/>
    </style:style>
    <style:style style:name="T18" style:family="text">
      <style:text-properties fo:letter-spacing="0.053cm" fo:font-weight="bold" officeooo:rsid="00596853"/>
    </style:style>
    <style:style style:name="T19" style:family="text">
      <style:text-properties fo:letter-spacing="0.046cm" fo:font-weight="bold"/>
    </style:style>
    <style:style style:name="T20" style:family="text">
      <style:text-properties fo:letter-spacing="0.048cm" fo:font-weight="bold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style:text-line-through-style="solid" style:text-line-through-type="double" fo:letter-spacing="0.069cm"/>
    </style:style>
    <style:style style:name="T23" style:family="text">
      <style:text-properties style:text-line-through-style="solid" style:text-line-through-type="double" fo:letter-spacing="0.067cm"/>
    </style:style>
    <style:style style:name="T24" style:family="text">
      <style:text-properties style:text-line-through-style="solid" style:text-line-through-type="double" fo:letter-spacing="0.065cm"/>
    </style:style>
    <style:style style:name="T25" style:family="text">
      <style:text-properties style:text-line-through-style="solid" style:text-line-through-type="double" fo:letter-spacing="0.058cm"/>
    </style:style>
    <style:style style:name="T26" style:family="text">
      <style:text-properties style:font-name="Calibri3" fo:font-size="25pt" fo:language="fr" fo:country="BE" style:font-name-asian="Calibri4" style:font-size-asian="25pt" style:font-name-complex="Calibri4" style:font-size-complex="25pt"/>
    </style:style>
    <style:style style:name="T27" style:family="text">
      <style:text-properties style:font-name="Calibri3" fo:font-size="25pt" fo:language="fr" fo:country="BE" officeooo:rsid="00567d92" style:font-name-asian="Calibri4" style:font-size-asian="25pt" style:font-name-complex="Calibri4" style:font-size-complex="25pt"/>
    </style:style>
    <style:style style:name="T28" style:family="text">
      <style:text-properties style:font-name="Calibri3" fo:font-size="25pt" fo:language="fr" fo:country="BE" officeooo:rsid="0057cdc7" style:font-name-asian="Calibri4" style:font-size-asian="25pt" style:font-name-complex="Calibri4" style:font-size-complex="25pt"/>
    </style:style>
    <style:style style:name="T29" style:family="text">
      <style:text-properties style:font-name="Calibri3" fo:font-size="25pt" fo:language="fr" fo:country="BE" officeooo:rsid="00580065" style:font-name-asian="Calibri4" style:font-size-asian="25pt" style:font-name-complex="Calibri4" style:font-size-complex="25pt"/>
    </style:style>
    <style:style style:name="T30" style:family="text">
      <style:text-properties style:font-name="Calibri3" fo:font-size="25pt" fo:language="fr" fo:country="BE" fo:font-style="italic" officeooo:rsid="00336783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31" style:family="text">
      <style:text-properties style:font-name="Calibri3" fo:font-size="25pt" style:font-size-asian="25pt" style:font-size-complex="25pt"/>
    </style:style>
    <style:style style:name="T32" style:family="text">
      <style:text-properties fo:letter-spacing="-0.039cm" fo:font-weight="bold"/>
    </style:style>
    <style:style style:name="T33" style:family="text">
      <style:text-properties fo:letter-spacing="-0.085cm" fo:font-weight="bold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fo:color="#000000"/>
    </style:style>
    <style:style style:name="T36" style:family="text">
      <style:text-properties style:text-position="33% 80%"/>
    </style:style>
    <style:style style:name="T37" style:family="text">
      <style:text-properties style:text-position="33% 80%" officeooo:rsid="0058c47c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2f14c8"/>
    </style:style>
    <style:style style:name="T40" style:family="text">
      <style:text-properties officeooo:rsid="002dbe78"/>
    </style:style>
    <style:style style:name="T41" style:family="text">
      <style:text-properties officeooo:rsid="002f14c8"/>
    </style:style>
    <style:style style:name="T42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43" style:family="text">
      <style:text-properties fo:font-size="25pt" fo:font-style="normal" fo:font-weight="bold" officeooo:rsid="002dbe78" style:font-size-asian="25pt" style:font-style-asian="normal" style:font-weight-asian="bold" style:font-size-complex="25pt" style:font-style-complex="normal" style:font-weight-complex="bold"/>
    </style:style>
    <style:style style:name="T44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45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46" style:family="text">
      <style:text-properties fo:font-size="25pt" fo:language="fr" fo:country="FR" style:text-underline-style="none" fo:font-weight="bold" officeooo:rsid="00532a9d" style:font-size-asian="25pt" style:font-weight-asian="bold" style:font-size-complex="25pt" style:font-weight-complex="bold"/>
    </style:style>
    <style:style style:name="T47" style:family="text">
      <style:text-properties officeooo:rsid="00336783"/>
    </style:style>
    <style:style style:name="T48" style:family="text">
      <style:text-properties style:font-name="Calibri" fo:font-size="25pt" style:font-size-asian="21.8500003814697pt" style:font-size-complex="25pt"/>
    </style:style>
    <style:style style:name="T49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50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19c76"/>
    </style:style>
    <style:style style:name="T52" style:family="text">
      <style:text-properties fo:font-style="italic" officeooo:rsid="00336783" fo:background-color="#ffff00" loext:char-shading-value="0" style:font-style-asian="italic" style:font-style-complex="italic"/>
    </style:style>
    <style:style style:name="T53" style:family="text">
      <style:text-properties officeooo:rsid="005870f5"/>
    </style:style>
    <style:style style:name="T54" style:family="text">
      <style:text-properties officeooo:rsid="0059071b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596853"/>
    </style:style>
    <style:style style:name="T57" style:family="text">
      <style:text-properties fo:color="#00000a" fo:font-size="10pt" style:letter-kerning="false" style:font-name-asian="Times New Roman2" style:font-size-asian="10pt" style:language-asian="fr" style:country-asian="FR" style:language-complex="ar" style:country-complex="SA"/>
    </style:style>
    <style:style style:name="T58" style:family="text">
      <style:text-properties fo:color="#00000a" fo:font-size="10pt" fo:font-style="normal" style:letter-kerning="false" style:font-name-asian="Times New Roman2" style:font-size-asian="10pt" style:language-asian="fr" style:country-asian="FR" style:font-style-asian="normal" style:language-complex="ar" style:country-complex="SA" style:font-style-complex="normal"/>
    </style:style>
    <style:style style:name="T59" style:family="text">
      <style:text-properties fo:color="#00000a" style:letter-kerning="false" style:font-name-asian="Times New Roman2" style:language-asian="fr" style:country-asian="FR" style:language-complex="ar" style:country-complex="SA"/>
    </style:style>
    <style:style style:name="T60" style:family="text">
      <style:text-properties fo:color="#00000a" fo:font-style="normal" style:letter-kerning="false" style:font-name-asian="Times New Roman2" style:language-asian="fr" style:country-asian="FR" style:font-style-asian="normal" style:language-complex="ar" style:country-complex="SA" style:font-style-complex="normal"/>
    </style:style>
    <style:style style:name="T61" style:family="text">
      <style:text-properties fo:color="#00000a" fo:font-size="20pt" style:letter-kerning="false" style:font-name-asian="Times New Roman2" style:font-size-asian="20pt" style:language-asian="fr" style:country-asian="FR" style:font-size-complex="20pt" style:language-complex="ar" style:country-complex="SA"/>
    </style:style>
    <style:style style:name="T62" style:family="text">
      <style:text-properties fo:color="#00000a" fo:font-size="20pt" fo:font-style="normal" style:letter-kerning="false" style:font-name-asian="Times New Roman2" style:font-size-asian="20pt" style:language-asian="fr" style:country-asian="FR" style:font-style-asian="normal" style:font-size-complex="20pt" style:language-complex="ar" style:country-complex="SA" style:font-style-complex="normal"/>
    </style:style>
    <style:style style:name="T63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64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30">ANNEXE 25</text:p>
      <text:p text:style-name="P5"><draw:frame draw:style-name="fr4" draw:name="images1" text:anchor-type="paragraph" svg:x="19.429cm" svg:y="-0.011cm" svg:width="5.001cm" svg:height="6.9cm" draw:z-index="3"><draw:image xlink:href="Pictures/2000000A000017F8000021145095C476B0817A6C.svm" xlink:type="simple" xlink:show="embed" xlink:actuate="onLoad"/></draw:frame></text:p>
      <text:p text:style-name="P19"/>
      <text:p text:style-name="P5"/>
      <text:p text:style-name="P5"/>
      <text:p text:style-name="P5"/>
      <text:p text:style-name="P5"/>
      <text:p text:style-name="P5"/>
      <text:p text:style-name="P4"><text:span text:style-name="T43">Ville</text:span><text:span text:style-name="T42"> de </text:span><text:span text:style-name="T49"><text:text-input text:description="">tool.getCityName()</text:text-input></text:span><text:tab/><text:span text:style-name="T44"> Dossier n° : </text:span><text:span text:style-name="T46"><text:text-input text:description="">licence_helper.reference</text:text-input></text:span><text:span text:style-name="T45"> </text:span></text:p>
      <text:p text:style-name="P20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32">A</text:span><text:span text:style-name="T1">VIS D</text:span><text:span text:style-name="T33">’</text:span><text:span text:style-name="T1">ANNONCE DE PROJET</text:span></text:p></draw:text-box></draw:frame></text:p>
      <text:p text:style-name="P20"/>
      <text:p text:style-name="P20"/>
      <text:p text:style-name="P3"/>
      <text:p text:style-name="P21"/>
      <text:p text:style-name="P8"><office:annotation><dc:creator>Auteur inconnu</dc:creator><dc:date>2017-05-16T10:02:36</dc:date><text:p text:style-name="P37"><text:span text:style-name="T65">do text if licence_helper.folderCategory.count('UFD')</text:span></text:p></office:annotation>(1) Le collège communal fait savoir qu’en vertu du Code du Développement Territorial <text:span text:style-name="T21">- il est saisi  -</text:span> que le fonctionnaire délégué est saisi -que le Gouvernement est saisi - d’une demande de :</text:p>
      <text:p text:style-name="P8"/>
      <text:p text:style-name="P8"><office:annotation><dc:creator>Auteur inconnu</dc:creator><dc:date>2017-05-16T10:02:36</dc:date><text:p text:style-name="P37"><text:span text:style-name="T65">do text if not licence_helper.folderCategory.count('UFD')</text:span></text:p></office:annotation>(1) Le collège communal fait savoir qu’en vertu du Code du Développement Territorial <text:span text:style-name="T34">- il est saisi </text:span><text:span text:style-name="T21">- que le fonctionnaire délégué est saisi -que le Gouvernement est saisi -</text:span> d’une demande de :</text:p>
      <text:p text:style-name="P8"/>
      <text:list xml:id="list2861895226595054382" text:style-name="WWNum1">
        <text:list-header>
          <text:p text:style-name="P35"><office:annotation><dc:creator>Auteur inconnu</dc:creator><dc:date>2017-05-23T15:06:00</dc:date><text:p text:style-name="P37"><text:span text:style-name="T65">do text</text:span><text:span text:style-name="T70"> </text:span><text:span text:style-name="T65">if not licence_helper.folderCategory</text:span></text:p><text:p text:style-name="P37"><text:span text:style-name="T71"/></text:p></office:annotation>PAS DE TYPE DE DOSSIER SELECTIONN<text:span text:style-name="T40">É</text:span> (dans le r<text:span text:style-name="T40">é</text:span>capitulatif)</text:p>
          <text:p text:style-name="P36"><office:annotation><dc:creator>Auteur inconnu</dc:creator><dc:date>2017-05-23T15:06:00</dc:date><text:p text:style-name="P37"><text:span text:style-name="T65">do text</text:span><text:span text:style-name="T70"> </text:span><text:span text:style-name="T65">if 'group' in licence_helper.folderCategoryTownship</text:span></text:p><text:p text:style-name="P37"><text:span text:style-name="T71"/></text:p></office:annotation>(1) <text:span text:style-name="T21">Permis d’urbanisme –</text:span> <text:span text:style-name="T2">permis d’urbanisme de constructions groupées</text:span> – <text:span text:style-name="T21">permis d’urbanisation – modification d’un permis d’urbanisation – certificat d’urbanisme n°2.</text:span></text:p>
          <text:p text:style-name="P36"><office:annotation><dc:creator>Auteur inconnu</dc:creator><dc:date>2017-05-23T15:06:00</dc:date><text:p text:style-name="P37"><text:span text:style-name="T65">do text</text:span><text:span text:style-name="T70"> </text:span><text:span text:style-name="T65">if not 'group' in licence_helper.folderCategoryTownship</text:span></text:p><text:p text:style-name="P37"><text:span text:style-name="T71"/></text:p></office:annotation>(1) <text:span text:style-name="T2">Permis d’urbanisme </text:span><text:span text:style-name="T21">– permis d’urbanisme de constructions groupées – permis d’urbanisation – modification d’un permis d’urbanisation – certificat d’urbanisme n°2.</text:span></text:p>
          <text:p text:style-name="P35"><office:annotation><dc:creator>Auteur inconnu</dc:creator><dc:date>2017-05-23T15:06:00</dc:date><text:p text:style-name="P37"><text:span text:style-name="T65">do text</text:span><text:span text:style-name="T70"> </text:span><text:span text:style-name="T65">if not licence_helper.folderCategoryTownship</text:span></text:p><text:p text:style-name="P37"><text:span text:style-name="T71"/></text:p></office:annotation>PAS DE CAT<text:span text:style-name="T40">É</text:span>GORIE DOSSIER COMMUNAL SELECTIONN<text:span text:style-name="T40">É</text:span>E (dans urbanisme zonnage et patrimoine)</text:p>
        </text:list-header>
      </text:list>
      <text:p text:style-name="P5"/>
      <text:p text:style-name="P6">(1)<text:span text:style-name="T4"> </text:span>Le<text:span text:style-name="T5"> </text:span>demandeur<text:span text:style-name="T6"> </text:span>est <text:text-input text:description="Situation des travaux">self.getApplicantsSignaletic()</text:text-input><text:span text:style-name="T7"> 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 </text:span>-<text:span text:style-name="T5"> </text:span><text:span text:style-name="T21">dont</text:span><text:span text:style-name="T22"> </text:span><text:span text:style-name="T21">les</text:span><text:span text:style-name="T22"> </text:span><text:span text:style-name="T21">bureaux</text:span><text:span text:style-name="T23"> </text:span><text:span text:style-name="T21">se</text:span><text:span text:style-name="T24"> </text:span><text:span text:style-name="T21">trouvent</text:span><text:span text:style-name="T25"> </text:span><text:span text:style-name="T21">à</text:span> </text:p>
      <text:p text:style-name="P5"/>
      <text:p text:style-name="P22">Le terrain concerné est situé à <text:text-input text:description="Situation des travaux">self.getWorkLocationSignaletic()</text:text-input> et</text:p>
      <text:p text:style-name="P22">est cadastré <text:span text:style-name="T35"><text:text-input text:description="Parcelles">licence_view.get_parcels()</text:text-input></text:span></text:p>
      <text:p text:style-name="P23">Le projet consiste en "<text:span text:style-name="T51"><text:text-input text:description="Objet des travaux">licence_helper.licenceSubject</text:text-input></text:span>" et présente les caractéristiques suivantes (2) :</text:p>
      <text:p text:style-name="P23"/>
      <text:section text:style-name="Sect1" text:name="Section3">
        <text:p text:style-name="Text_20_body"><office:annotation><dc:creator>Unknown Author</dc:creator><dc:date>2016-04-21T15:24:04</dc:date><text:p text:style-name="P37"><text:span text:style-name="T69">do section for article in self.getValuesForTemplate('announcementArticles', <text:s/>subfield='description')</text:span></text:p></office:annotation><text:span text:style-name="T48"> </text:span><text:span text:style-name="T48"><office:annotation><dc:creator>Ngaha </dc:creator><dc:date>2017-06-02T14:51:23</dc:date><text:p text:style-name="P37"><text:span text:style-name="T67">do text</text:span></text:p><text:p text:style-name="P37"><text:span text:style-name="T67">from xhtml(article, stylesMapping={</text:span><text:span text:style-name="T68">'</text:span><text:span text:style-name="T67">p</text:span><text:span text:style-name="T68">'</text:span><text:span text:style-name="T67">:</text:span><text:span text:style-name="T68">'Normal'</text:span><text:span text:style-name="T67">})</text:span></text:p></office:annotation></text:span></text:p>
      </text:section>
      <text:section text:style-name="Sect1" text:name="Section4">
        <text:p text:style-name="P24"/>
      </text:section>
      <text:p text:style-name="P7">Le dossier peut être consulté les jours ouvrables :</text:p>
      <text:p text:style-name="P28">à remplir</text:p>
      <text:list xml:id="list1471831204894689728" text:style-name="L1">
        <text:list-item>
          <text:p text:style-name="P31">le mardi de 7 h 45 à 11 h 45 et de 12 h 45 à 16 h 30 ;</text:p>
        </text:list-item>
        <text:list-item>
          <text:p text:style-name="P31">le jeudi de 12 h 45 à 16 h 30 ;</text:p>
        </text:list-item>
        <text:list-item>
          <text:p text:style-name="P31">le jeudi de 17 h 00 à 20 h 00 (sur rendez-vous pris 24 h à l’avance) ;</text:p>
        </text:list-item>
        <text:list-item>
          <text:p text:style-name="P31">le vendredi de 7 h 45 à 11 h 45.</text:p>
        </text:list-item>
      </text:list>
      <text:p text:style-name="P11">à l’adresse suivante : <text:span text:style-name="T47">Service des Autorisations, </text:span><text:span text:style-name="T52">à remplir</text:span></text:p>
      <text:p text:style-name="P17">(Durant les mois de juillet et août, le service <text:span text:style-name="T41">est</text:span> accessible jusqu'à 14 h 45 au lieu de 16 h 30)</text:p>
      <text:p text:style-name="P33"><text:span text:style-name="T31">Des explications sur le projet peuvent être obtenues auprès de </text:span><text:span text:style-name="Police_20_par_20_défaut"><text:span text:style-name="T27"><text:text-input text:description="Signalétique des demandeurs">licence_helper.get_foldermanager_dict(0)['name2']</text:text-input></text:span></text:span><text:span text:style-name="Police_20_par_20_défaut"><text:span text:style-name="T27"> </text:span></text:span><text:span text:style-name="Police_20_par_20_défaut"><text:span text:style-name="T28"><text:text-input text:description="Signalétique des demandeurs">licence_helper.get_foldermanager_dict(0)['name1']</text:text-input></text:span></text:span><text:span text:style-name="Police_20_par_20_défaut"><text:span text:style-name="T26"> (</text:span></text:span><text:span text:style-name="Police_20_par_20_défaut"><text:span text:style-name="T29"><text:text-input text:description="Signalétique des demandeurs">licence_helper.get_foldermanager_dict(0)['phone']</text:text-input></text:span></text:span><text:span text:style-name="T26"> - </text:span><text:span text:style-name="T30">à remplir</text:span><text:span text:style-name="T26">).</text:span></text:p>
      <text:p text:style-name="P18"/>
      <text:p text:style-name="P34"><text:span text:style-name="T1">Les</text:span><text:span text:style-name="T8"> </text:span><text:span text:style-name="T1">réclamations</text:span><text:span text:style-name="T11"> </text:span><text:span text:style-name="T1">et</text:span><text:span text:style-name="T12"> </text:span><text:span text:style-name="T1">observations écrites</text:span><text:span text:style-name="T13"> </text:span><text:span text:style-name="T1">sont</text:span><text:span text:style-name="T19"> </text:span><text:span text:style-name="T1">à</text:span><text:span text:style-name="T20"> </text:span><text:span text:style-name="T1">envoyer</text:span><text:span text:style-name="T12"> </text:span><text:span text:style-name="T1">du</text:span><text:span text:style-name="T13"> </text:span><text:span text:style-name="T17"><text:text-input text:description="">  event_view.display_date('investigationStart')</text:text-input></text:span><text:span text:style-name="T17"> </text:span><text:span text:style-name="T17">a</text:span><text:span text:style-name="T18">u</text:span><text:text-input text:description="">  event_view.display_date('investigationEnd')</text:text-input><text:span text:style-name="T1"> </text:span><text:span text:style-name="T3"/><text:span text:style-name="T1"><text:s/></text:span><text:span text:style-name="T55">au collège</text:span><text:span text:style-name="T1"> </text:span><text:span text:style-name="T55">communal</text:span> :</text:p>
      <text:list xml:id="list1596960379409058987" text:style-name="L2">
        <text:list-item>
          <text:p text:style-name="P32">par courrier ordinaire à l’adresse suivante : Ville de <text:span text:style-name="T50"><text:text-input text:description="">tool.getCityName()</text:text-input></text:span> - <text:span text:style-name="T52">à remplir</text:span></text:p>
        </text:list-item>
        <text:list-item>
          <text:p text:style-name="P32">(5) par courrier électronique à l’adresse suivante : <text:span text:style-name="T52">à remplir</text:span></text:p>
        </text:list-item>
      </text:list>
      <text:p text:style-name="P12"/>
      <text:p text:style-name="P10">(1) Biffer la ou les mentions inutiles.</text:p>
      <text:p text:style-name="P9">(2) Décrire les caractéristiques essentielles du projet et préciser s’il s’écarte de ou déroge à un plan, schéma ou guide ou à une carte d’affectation des sols.</text:p>
      <text:p text:style-name="P9">(3) Heures d’ouverture des bureaux.</text:p>
      <text:p text:style-name="P9">(4) Indiquer la personne désignée pour donner des explications.</text:p>
      <text:p text:style-name="P9">(5) Non obligatoire.</text:p>
      <text:p text:style-name="P29"/>
      <text:p text:style-name="P29"/>
      <text:p text:style-name="P27"><text:span text:style-name="Style_20_135_20_pt"><text:span text:style-name="T64"><office:annotation><dc:creator>Gauthier Bastien</dc:creator><dc:date>2011-01-13T14:56:41</dc:date><text:p text:style-name="P37"><text:span text:style-name="T66">do text</text:span></text:p><text:p text:style-name="P37"><text:span text:style-name="T66">from document(at=signature, format='odt')</text:span></text:p></office:annotation></text:span></text:span><text:span text:style-name="Style_20_135_20_pt"><text:span text:style-name="T63">Import depuis signature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                 A V I S     </dc:title>
    <meta:initial-creator>RGASPARD</meta:initial-creator>
    <meta:creation-date>2009-01-20T13:54:00</meta:creation-date>
    <dc:date>2017-11-21T10:21:19.958780089</dc:date>
    <meta:print-date>2017-09-14T11:53:02.697000000</meta:print-date>
    <meta:editing-cycles>133</meta:editing-cycles>
    <meta:editing-duration>PT22H47M42S</meta:editing-duration>
    <meta:printed-by>Alain BOLLY</meta:printed-by>
    <meta:document-statistic meta:table-count="0" meta:image-count="2" meta:object-count="0" meta:page-count="1" meta:paragraph-count="34" meta:word-count="420" meta:character-count="2643" meta:non-whitespace-character-count="2275"/>
    <meta:user-defined meta:name="Info 1"/>
    <meta:user-defined meta:name="Info 2"/>
    <meta:user-defined meta:name="Info 3"/>
    <meta:user-defined meta:name="Info 4"/>
  </office:meta>
</office:document-meta>
</file>